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902000000C15B583D4114A1DA3C.png" manifest:media-type="image/png"/>
  <manifest:file-entry manifest:full-path="Pictures/1000000000000903000000335AFD1CFEB62C6CE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805cm"/>
    </style:style>
    <style:style style:name="Tabla1.B" style:family="table-column">
      <style:table-column-properties style:column-width="12.196cm"/>
    </style:style>
    <style:style style:name="Tabla1.1" style:family="table-row">
      <style:table-row-properties style:min-row-height="0.653cm"/>
    </style:style>
    <style:style style:name="Tabla1.A1" style:family="table-cell">
      <style:table-cell-properties style:vertical-align="middle" fo:background-color="#999999" fo:padding="0cm" fo:border="none">
        <style:background-image/>
      </style:table-cell-properties>
    </style:style>
    <style:style style:name="Tabla1.B1" style:family="table-cell">
      <style:table-cell-properties style:vertical-align="middle" fo:padding="0cm" fo:border="none"/>
    </style:style>
    <style:style style:name="Tabla2" style:family="table">
      <style:table-properties style:width="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842cm"/>
    </style:style>
    <style:style style:name="Tabla2.B" style:family="table-column">
      <style:table-column-properties style:column-width="12.158cm"/>
    </style:style>
    <style:style style:name="Tabla2.1" style:family="table-row">
      <style:table-row-properties style:min-row-height="0.653cm"/>
    </style:style>
    <style:style style:name="Tabla2.A1" style:family="table-cell">
      <style:table-cell-properties style:vertical-align="middle" fo:background-color="#999999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3" style:family="table">
      <style:table-properties style:width="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842cm"/>
    </style:style>
    <style:style style:name="Tabla3.B" style:family="table-column">
      <style:table-column-properties style:column-width="12.158cm"/>
    </style:style>
    <style:style style:name="Tabla3.1" style:family="table-row">
      <style:table-row-properties style:min-row-height="0.653cm"/>
    </style:style>
    <style:style style:name="Tabla3.A1" style:family="table-cell">
      <style:table-cell-properties style:vertical-align="middle" fo:background-color="#999999" fo:padding="0cm" fo:border="none">
        <style:background-image/>
      </style:table-cell-properties>
    </style:style>
    <style:style style:name="Tabla3.B1" style:family="table-cell">
      <style:table-cell-properties style:vertical-align="middle" fo:padding="0cm" fo:border="none"/>
    </style:style>
    <style:style style:name="Tabla4" style:family="table">
      <style:table-properties style:width="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cm"/>
    </style:style>
    <style:style style:name="Tabla4.1" style:family="table-row">
      <style:table-row-properties style:min-row-height="0.706cm"/>
    </style:style>
    <style:style style:name="Tabla4.A1" style:family="table-cell">
      <style:table-cell-properties style:vertical-align="middle" fo:background-color="#b2b2b2" fo:padding="0cm" fo:border="none">
        <style:background-image/>
      </style:table-cell-properties>
    </style:style>
    <style:style style:name="Tabla4.2" style:family="table-row">
      <style:table-row-properties style:min-row-height="0.653cm"/>
    </style:style>
    <style:style style:name="Tabla4.A2" style:family="table-cell">
      <style:table-cell-properties style:vertical-align="middle" fo:padding="0cm" fo:border="none"/>
    </style:style>
    <style:style style:name="documentacionAnexada" style:family="table">
      <style:table-properties style:width="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ocumentacionAnexada.A" style:family="table-column">
      <style:table-column-properties style:column-width="17cm"/>
    </style:style>
    <style:style style:name="documentacionAnexada.1" style:family="table-row">
      <style:table-row-properties style:min-row-height="0.706cm"/>
    </style:style>
    <style:style style:name="documentacionAnexada.A1" style:family="table-cell">
      <style:table-cell-properties style:vertical-align="middle" fo:background-color="#b2b2b2" fo:padding="0cm" fo:border="none">
        <style:background-image/>
      </style:table-cell-properties>
    </style:style>
    <style:style style:name="documentacionAnexada.2" style:family="table-row">
      <style:table-row-properties style:min-row-height="0.653cm"/>
    </style:style>
    <style:style style:name="documentacionAnexada.A2" style:family="table-cell">
      <style:table-cell-properties style:vertical-align="middle" fo:padding="0cm" fo:border="none"/>
    </style:style>
    <style:style style:name="Tabla7" style:family="table">
      <style:table-properties style:width="7.796cm" fo:margin-left="8.795cm" table:align="left"/>
    </style:style>
    <style:style style:name="Tabla7.A" style:family="table-column">
      <style:table-column-properties style:column-width="7.796cm"/>
    </style:style>
    <style:style style:name="Tabla7.1" style:family="table-row">
      <style:table-row-properties style:min-row-height="0.801cm"/>
    </style:style>
    <style:style style:name="Tabla7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officeooo:paragraph-rsid="005995b2" style:font-weight-asian="normal" style:font-weight-complex="normal"/>
    </style:style>
    <style:style style:name="P4" style:family="paragraph" style:parent-style-name="Table_20_Contents">
      <style:text-properties fo:font-weight="normal" officeooo:paragraph-rsid="0060640a" style:font-weight-asian="normal" style:font-weight-complex="normal"/>
    </style:style>
    <style:style style:name="P5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592447" style:font-size-asian="6pt" style:font-weight-asian="normal" style:font-size-complex="6pt" style:font-weight-complex="normal"/>
    </style:style>
    <style:style style:name="P6" style:family="paragraph" style:parent-style-name="Standard">
      <style:text-properties style:font-name="Arial" fo:font-size="6pt" officeooo:paragraph-rsid="003152f7" style:font-size-asian="5.25pt" style:font-size-complex="6pt"/>
    </style:style>
    <style:style style:name="P7" style:family="paragraph" style:parent-style-name="Standard">
      <style:text-properties style:font-name="Arial" fo:font-size="10pt" officeooo:paragraph-rsid="003152f7" style:font-size-asian="8.75pt" style:font-size-complex="10pt"/>
    </style:style>
    <style:style style:name="P8" style:family="paragraph" style:parent-style-name="Standard">
      <style:text-properties style:font-name="Arial" fo:font-size="16pt" officeooo:paragraph-rsid="003152f7" style:font-size-asian="14pt" style:font-size-complex="16pt"/>
    </style:style>
    <style:style style:name="P9" style:family="paragraph" style:parent-style-name="Standard">
      <style:text-properties style:font-name="Arial" fo:font-size="16pt" officeooo:paragraph-rsid="00592447" style:font-size-asian="14pt" style:font-size-complex="16pt"/>
    </style:style>
    <style:style style:name="P10" style:family="paragraph" style:parent-style-name="Standard">
      <style:text-properties style:font-name="Arial" fo:font-size="12pt" officeooo:rsid="0021e80c" officeooo:paragraph-rsid="00763e00" style:font-size-asian="10.5pt" style:font-size-complex="12pt"/>
    </style:style>
    <style:style style:name="P11" style:family="paragraph" style:parent-style-name="Default">
      <style:paragraph-properties fo:line-height="150%" fo:text-align="end" style:justify-single-word="false"/>
      <style:text-properties style:text-line-through-style="none" style:text-line-through-type="none" style:font-name="Arial" fo:font-size="10pt" style:text-underline-style="none" fo:font-weight="normal" officeooo:rsid="002a663b" officeooo:paragraph-rsid="003152f7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line-height="150%" fo:text-align="justify" style:justify-single-word="false"/>
      <style:text-properties fo:color="#000000" style:font-name="Arial" fo:font-size="10pt" fo:font-weight="normal" officeooo:rsid="005d6f68" officeooo:paragraph-rsid="007836c9" style:font-size-asian="10pt" style:font-weight-asian="normal" style:font-size-complex="10pt" style:font-weight-complex="normal"/>
    </style:style>
    <style:style style:name="P13" style:family="paragraph" style:parent-style-name="Text_20_body">
      <loext:graphic-properties draw:fill="none"/>
      <style:paragraph-properties fo:margin-top="0cm" fo:margin-bottom="0cm" loext:contextual-spacing="false" fo:line-height="115%" fo:text-align="start" style:justify-single-word="false" fo:background-color="transparent" style:writing-mode="page"/>
      <style:text-properties style:font-name="Arial" fo:font-size="10pt" fo:font-weight="normal" officeooo:paragraph-rsid="00592447" style:font-size-asian="8.75pt" style:font-weight-asian="normal" style:font-size-complex="10pt" style:font-weight-complex="normal"/>
    </style:style>
    <style:style style:name="P14" style:family="paragraph" style:parent-style-name="Text_20_body">
      <loext:graphic-properties draw:fill="none"/>
      <style:paragraph-properties fo:margin-top="0cm" fo:margin-bottom="0cm" loext:contextual-spacing="false" fo:line-height="115%" fo:text-align="start" style:justify-single-word="false" fo:background-color="transparent" style:writing-mode="page"/>
      <style:text-properties style:font-name="Arial" fo:font-size="10pt" officeooo:paragraph-rsid="003152f7" style:font-size-asian="8.75pt" style:font-size-complex="10pt"/>
    </style:style>
    <style:style style:name="P15" style:family="paragraph" style:parent-style-name="UAM.Tabla">
      <loext:graphic-properties draw:fill="none"/>
      <style:paragraph-properties fo:margin-top="0cm" fo:margin-bottom="0cm" loext:contextual-spacing="false" fo:line-height="115%" fo:text-align="end" style:justify-single-word="false" fo:background-color="transparent" style:writing-mode="page"/>
      <style:text-properties style:font-name="Arial" fo:font-size="2pt" fo:font-weight="normal" officeooo:paragraph-rsid="00763e00" style:font-size-asian="1.75pt" style:font-weight-asian="normal" style:font-size-complex="2pt" style:font-weight-complex="normal"/>
    </style:style>
    <style:style style:name="P16" style:family="paragraph" style:parent-style-name="Table_20_Contents">
      <loext:graphic-properties draw:fill="none"/>
      <style:paragraph-properties fo:margin-left="0.199cm" fo:margin-right="0cm" fo:line-height="150%" fo:text-align="start" style:justify-single-word="false" fo:text-indent="0cm" style:auto-text-indent="false" fo:background-color="transparent" style:shadow="none" text:number-lines="false" text:line-number="0" style:writing-mode="page"/>
      <style:text-properties style:font-name="Arial" fo:font-weight="bold" officeooo:rsid="00592447" officeooo:paragraph-rsid="00592447" style:font-weight-asian="bold" style:font-weight-complex="bold" loext:shadow="none"/>
    </style:style>
    <style:style style:name="P17" style:family="paragraph" style:parent-style-name="Standard">
      <style:paragraph-properties fo:break-before="auto" fo:break-after="auto"/>
      <style:text-properties fo:color="#000000" style:font-name="Arial" fo:font-size="16pt" officeooo:rsid="002a663b" officeooo:paragraph-rsid="003152f7" style:font-size-asian="14pt" style:font-size-complex="16pt"/>
    </style:style>
    <style:style style:name="P18" style:family="paragraph" style:parent-style-name="Text_20_body">
      <loext:graphic-properties draw:fill="none"/>
      <style:paragraph-properties fo:line-height="115%" fo:text-align="center" style:justify-single-word="false" fo:background-color="transparent" style:writing-mode="page"/>
      <style:text-properties fo:text-transform="uppercase" style:font-name="Arial" fo:font-size="14pt" style:text-underline-style="none" fo:font-weight="bold" officeooo:rsid="0007042f" officeooo:paragraph-rsid="003152f7" style:font-size-asian="12.25pt" style:font-weight-asian="normal" style:font-size-complex="14pt" style:font-weight-complex="normal"/>
    </style:style>
    <style:style style:name="P19" style:family="paragraph" style:parent-style-name="UAM.Tabla">
      <loext:graphic-properties draw:fill="none"/>
      <style:paragraph-properties fo:line-height="115%" fo:text-align="end" style:justify-single-word="false" fo:background-color="transparent" style:writing-mode="page"/>
      <style:text-properties style:font-name="Arial" fo:font-size="11pt" fo:font-weight="bold" officeooo:rsid="0007042f" officeooo:paragraph-rsid="00763e00" style:font-size-asian="11pt" style:font-weight-asian="bold" style:font-size-complex="7pt"/>
    </style:style>
    <style:style style:name="P20" style:family="paragraph" style:parent-style-name="UAM">
      <style:paragraph-properties fo:margin-left="0cm" fo:margin-right="0.101cm" fo:margin-top="0.3cm" fo:margin-bottom="0cm" loext:contextual-spacing="false" fo:text-align="center" style:justify-single-word="false" fo:text-indent="0cm" style:auto-text-indent="false"/>
      <style:text-properties officeooo:paragraph-rsid="003152f7"/>
    </style:style>
    <style:style style:name="P21" style:family="paragraph" style:parent-style-name="Table_20_Contents">
      <style:paragraph-properties fo:margin-top="0.199cm" fo:margin-bottom="0cm" loext:contextual-spacing="false"/>
      <style:text-properties style:font-name="Courier New" fo:font-size="6pt" fo:font-weight="normal" officeooo:paragraph-rsid="00592447" style:font-size-asian="5.25pt" style:font-weight-asian="normal" style:font-size-complex="6pt" style:font-weight-complex="normal"/>
    </style:style>
    <style:style style:name="P22" style:family="paragraph" style:parent-style-name="Table_20_Contents">
      <style:paragraph-properties fo:margin-top="0.3cm" fo:margin-bottom="0.199cm" loext:contextual-spacing="false"/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line-height="100%" fo:text-align="justify" style:justify-single-word="false"/>
      <style:text-properties fo:font-size="5.69999980926514pt" fo:font-weight="normal" style:font-size-asian="5.69999980926514pt" style:font-weight-asian="normal" style:font-size-complex="5.69999980926514pt" style:font-weight-complex="normal"/>
    </style:style>
    <style:style style:name="T1" style:family="text">
      <style:text-properties fo:font-size="13pt" fo:font-weight="bold" officeooo:rsid="00592447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5d6f68" style:font-size-asian="13pt" style:font-weight-asian="bold" style:font-size-complex="13pt" style:font-weight-complex="bold"/>
    </style:style>
    <style:style style:name="T3" style:family="text">
      <style:text-properties officeooo:rsid="002a663b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officeooo:rsid="007836c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Respuesta" form:apply-filter="true" form:method="post" form:control-implementation="ooo:com.sun.star.form.component.Form" office:target-frame="" xlink:href="http://jboss.tiworks.telventgs.com:8585/UAM_Formularios/idAportacion/aportacionElectronica.jsf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utocompletado_entidad_textoLOPD" text:name="autocompletado_entidad_textoLOPD"/>
        <text:user-field-decl office:value-type="string" office:string-value="interesadoNIF" text:name="interesadoNIF"/>
        <text:user-field-decl office:value-type="string" office:string-value="interesadoNombre" text:name="interesadoNombre"/>
        <text:user-field-decl office:value-type="string" office:string-value="interesadoApellido1" text:name="interesadoApellido1"/>
        <text:user-field-decl office:value-type="string" office:string-value="mailAvisos" text:name="mailAvisos"/>
        <text:user-field-decl office:value-type="string" office:string-value="interesadoApellido2" text:name="interesadoApellido2"/>
        <text:user-field-decl office:value-type="string" office:string-value="telefono" text:name="telefono"/>
        <text:user-field-decl office:value-type="string" office:string-value="descripcionExpedienteCompra" text:name="descripcionExpedienteCompra"/>
        <text:user-field-decl office:value-type="string" office:string-value="edificio" text:name="edificio"/>
        <text:user-field-decl office:value-type="string" office:string-value="despacho" text:name="despacho"/>
        <text:user-field-decl office:value-type="string" office:string-value="modulo" text:name="modulo"/>
        <text:user-field-decl office:value-type="string" office:string-value="observaciones" text:name="observaciones"/>
        <text:user-field-decl office:value-type="string" office:string-value="ubicacion" text:name="ubicacion"/>
        <text:user-field-decl office:value-type="string" office:string-value="faceta" text:name="faceta"/>
        <text:user-field-decl office:value-type="string" office:string-value="numeroMovil" text:name="numeroMovil"/>
        <text:user-field-decl office:value-type="string" office:string-value="numeroTelefonoFijo" text:name="numeroTelefonoFijo"/>
        <text:user-field-decl office:value-type="string" office:string-value="depServicio" text:name="depServicio"/>
        <text:user-field-decl office:value-type="string" office:string-value="lugaryfecha" text:name="lugaryfecha"/>
        <text:user-field-decl office:value-type="string" office:string-value="expediente" text:name="expediente"/>
        <text:user-field-decl office:value-type="string" office:string-value="apellidosNombre" text:name="apellidosNombre"/>
        <text:user-field-decl office:value-type="string" office:string-value="descripcionDepartamento" text:name="descripcionDepartamento"/>
        <text:user-field-decl office:value-type="string" office:string-value="annoConvocatoria" text:name="annoConvocatoria"/>
        <text:user-field-decl office:value-type="string" office:string-value="descripcionResolucion" text:name="descripcionResolucion"/>
        <text:user-field-decl office:value-type="string" office:string-value="periodoEvaluado" text:name="periodoEvaluado"/>
        <text:user-field-decl office:value-type="string" office:string-value="categoriaPeriodoEvaluado" text:name="categoriaPeriodoEvaluado"/>
        <text:user-field-decl office:value-type="string" office:string-value="proximoPeriodoEvaluar" text:name="proximoPeriodoEvaluar"/>
        <text:user-field-decl office:value-type="string" office:string-value="fechaEfectosEconomicos" text:name="fechaEfectosEconomicos"/>
        <text:user-field-decl office:value-type="string" office:string-value="texto_aporte_documentacion" text:name="texto_aporte_documentacion"/>
        <text:user-field-decl office:value-type="string" office:string-value="autocompletado_numeracion" text:name="autocompletado_numeracion"/>
        <text:user-field-decl office:value-type="string" office:string-value="documentacionAnexada" text:name="documentacionAnexada"/>
        <text:user-field-decl office:value-type="string" office:string-value="proteccionDatos" text:name="proteccionDatos"/>
        <text:user-field-decl office:value-type="string" office:string-value="numeroExpediente" text:name="numeroExpediente"/>
        <text:user-field-decl office:value-type="string" office:string-value="interesadoNombreCompleto" text:name="interesadoNombreCompleto"/>
      </text:user-field-decls>
      <text:p text:style-name="P20"><text:s text:c="4"/><text:span text:style-name="T1">APORTACIÓN </text:span><text:span text:style-name="T2">ELECTRÓNICA DE DOCUMENTACIÓN</text:span></text:p>
      <text:p text:style-name="P1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N<text:span text:style-name="T3">úmero de expediente:</text:span></text:p>
          </table:table-cell>
          <table:table-cell table:style-name="Tabla1.B1" office:value-type="string">
            <text:p text:style-name="P2"><text:user-field-get text:name="numeroExpediente">numeroExpediente</text:user-field-get></text:p>
          </table:table-cell>
        </table:table-row>
      </table:table>
      <text:p text:style-name="P1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Table_20_Contents">NIF/NIE:</text:p>
          </table:table-cell>
          <table:table-cell table:style-name="Tabla2.B1" office:value-type="string">
            <text:p text:style-name="P3"><text:user-field-get text:name="interesadoNIF">interesadoNIF</text:user-field-get>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Table_20_Contents">Interesado:</text:p>
          </table:table-cell>
          <table:table-cell table:style-name="Tabla3.B1" office:value-type="string">
            <text:p text:style-name="P4"><text:user-field-get text:name="interesadoNombreCompleto">interesadoNombreCompleto</text:user-field-get></text:p>
          </table:table-cell>
        </table:table-row>
      </table:table>
      <text:p text:style-name="P6"/>
      <text:p text:style-name="P17"/>
      <text:p text:style-name="P12"><text:span text:style-name="T5">En el marco del expediente arriba indicado, se indican a continuación las siguientes observaciones para que sean tenidas en cuenta en el mismo</text:span>:</text:p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OBSERVACIONES</text:p>
          </table:table-cell>
        </table:table-row>
        <table:table-row table:style-name="Tabla4.2">
          <table:table-cell table:style-name="Tabla4.A2" office:value-type="string">
            <text:p text:style-name="P22"><text:user-field-get text:name="texto_aporte_documentacion">texto_aporte_documentacion</text:user-field-get></text:p>
          </table:table-cell>
        </table:table-row>
      </table:table>
      <text:p text:style-name="P9"/>
      <table:table table:name="documentacionAnexada" table:style-name="documentacionAnexada">
        <table:table-column table:style-name="documentacionAnexada.A"/>
        <table:table-row table:style-name="documentacionAnexada.1">
          <table:table-cell table:style-name="documentacionAnexada.A1" office:value-type="string">
            <text:p text:style-name="P16">DOCUMENTOS QUE SE ACOMPAÑAN:</text:p>
          </table:table-cell>
        </table:table-row>
        <table:table-row table:style-name="documentacionAnexada.2">
          <table:table-cell table:style-name="documentacionAnexada.A2" office:value-type="string">
            <text:p text:style-name="P21"/>
          </table:table-cell>
        </table:table-row>
      </table:table>
      <text:p text:style-name="P10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><text:span text:style-name="T4"><text:user-field-get text:name="lugaryfecha">lugaryfecha</text:user-field-get></text:span><text:s/></text:p>
          </table:table-cell>
        </table:table-row>
      </table:table>
      <text:p text:style-name="P15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.199cm" fo:margin-right="0.101cm" fo:margin-top="0cm" fo:margin-bottom="0cm" loext:contextual-spacing="false" fo:line-height="150%" fo:text-indent="0cm" style:auto-text-indent="false" style:page-number="auto" fo:padding="0cm" fo:border="none" style:shadow="none" text:number-lines="false" text:line-number="0" style:writing-mode="page"/>
      <style:text-properties style:font-name="Arial1" fo:font-family="Arial" style:font-style-name="Normal" style:font-family-generic="swiss" style:font-pitch="variable" fo:font-size="10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rialCursiva" style:family="paragraph" style:parent-style-name="Standard">
      <style:paragraph-properties fo:text-align="justify" style:justify-single-word="false"/>
      <style:text-properties fo:text-transform="uppercase" style:font-name="Arial" fo:font-family="Arial" style:font-family-generic="swiss" style:font-pitch="variable" fo:font-size="8pt" fo:font-style="italic"/>
    </style:style>
    <style:style style:name="ArialCursivaAzul" style:family="paragraph" style:parent-style-name="ArialCursiva">
      <style:text-properties fo:color="#0000ff" fo:font-size="8pt"/>
    </style:style>
    <style:style style:name="ArialCursivaVerde" style:family="paragraph" style:parent-style-name="ArialCursivaAzul">
      <style:text-properties fo:color="#2a755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ArialCursivaAzulDerecha" style:family="paragraph" style:parent-style-name="ArialCursivaAzul">
      <style:paragraph-properties fo:text-align="end" style:justify-single-word="false"/>
      <style:text-properties fo:font-size="8pt"/>
    </style:style>
    <style:style style:name="ArialCursivaDerecha" style:family="paragraph" style:parent-style-name="ArialCursiva">
      <style:paragraph-properties fo:text-align="end" style:justify-single-word="false"/>
      <style:text-properties fo:font-size="8pt"/>
    </style:style>
    <style:style style:name="ArialCursivaVerdeDerecha" style:family="paragraph" style:parent-style-name="ArialCursivaVerde">
      <style:paragraph-properties fo:text-align="end" style:justify-single-word="false"/>
    </style:style>
    <style:style style:name="ArialNegritaCentrado" style:family="paragraph" style:parent-style-name="ArialCursiva" style:master-page-name="">
      <style:paragraph-properties fo:text-align="center" style:justify-single-word="false" style:page-number="auto"/>
      <style:text-properties fo:font-size="12pt" fo:font-style="normal" fo:font-weight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UAM" style:family="paragraph" style:parent-style-name="Standard" style:master-page-name="">
      <loext:graphic-properties draw:fill="none" draw:fill-color="#99ccff"/>
      <style:paragraph-properties fo:margin-left="0.199cm" fo:margin-right="0.101cm" fo:margin-top="0cm" fo:margin-bottom="0.199cm" loext:contextual-spacing="false" fo:line-height="150%" fo:text-align="justify" style:justify-single-word="false" fo:text-indent="0cm" style:auto-text-indent="false" style:page-number="auto" fo:background-color="transparent" style:shadow="none" style:writing-mode="lr-tb">
        <style:tab-stops/>
      </style:paragraph-properties>
      <style:text-properties style:font-name="Arial1" fo:font-family="Arial" style:font-style-name="Normal" style:font-family-generic="swiss" style:font-pitch="variable" fo:font-size="10pt"/>
    </style:style>
    <style:style style:name="UAM.Tabla" style:family="paragraph" style:parent-style-name="Table_20_Contents">
      <style:paragraph-properties fo:margin-top="0.101cm" fo:margin-bottom="0.101cm" loext:contextual-spacing="false" fo:line-height="115%" fo:text-align="justify" style:justify-single-word="false" style:writing-mode="page"/>
      <style:text-properties style:font-name="Arial1" fo:font-family="Arial" style:font-style-name="Normal" style:font-family-generic="swiss" style:font-pitch="variable" fo:font-size="10pt"/>
    </style:style>
    <style:style style:name="ArialCursivaAzul" style:family="text">
      <style:text-properties fo:text-transform="uppercase" fo:color="#0000ff" style:font-name="Arial2" fo:font-family="Arial" style:font-style-name="Cursiva" style:font-family-generic="swiss" style:font-pitch="variable" fo:font-style="italic"/>
    </style:style>
    <style:style style:name="ArialCursivaVerde" style:family="text" style:parent-style-name="ArialCursivaAzul">
      <style:text-properties fo:color="#2a755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rial" style:family="text" style:parent-style-name="ArialCursivaAzul">
      <style:text-properties fo:font-variant="normal" fo:text-transform="none" style:use-window-font-color="true" fo:font-style="normal"/>
    </style:style>
    <style:style style:name="ArialNegritaCentrado" style:family="text" style:parent-style-name="Arial">
      <style:text-properties fo:font-weight="bold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n_20_nombre1" style:display-name="Sin nombre1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4.605cm" fo:margin-left="1.212cm" table:align="left"/>
    </style:style>
    <style:style style:name="Tabla5.A" style:family="table-column">
      <style:table-column-properties style:column-width="14.605cm"/>
    </style:style>
    <style:style style:name="Tabla5.A1" style:family="table-cell">
      <style:table-cell-properties fo:padding="0.097cm" fo:border="0.25pt solid #666666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paragraph-properties fo:line-height="100%" fo:text-align="justify" style:justify-single-word="false"/>
      <style:text-properties fo:font-size="5.69999980926514pt" fo:font-weight="normal" style:font-size-asian="5.69999980926514pt" style:font-weight-asian="normal" style:font-size-complex="5.69999980926514pt" style:font-weight-complex="normal"/>
    </style:style>
    <style:style style:name="MP3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592447" style:font-size-asian="6pt" style:font-weight-asian="normal" style:font-size-complex="6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8cm" fo:margin-bottom="0.346cm" fo:margin-left="2.097cm" fo:margin-right="1.8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1cm" fo:margin-left="0cm" fo:margin-right="0cm" fo:margin-bottom="0.499cm"/>
      </style:header-style>
      <style:footer-style>
        <style:header-footer-properties svg:height="2.43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autocompletado_entidad_logoInstitucional" text:anchor-type="paragraph" svg:y="0cm" svg:width="18.149cm" svg:height="1.677cm" draw:z-index="0"><draw:image xlink:href="Pictures/1000020100000902000000C15B583D4114A1DA3C.png" xlink:type="simple" xlink:show="embed" xlink:actuate="onLoad" loext:mime-type="image/png"/></draw:frame></text:p>
        <text:p text:style-name="MP1"/>
        <text:p text:style-name="MP1"/>
      </style:header>
      <style:footer>
        <table:table table:name="Tabla5" table:style-name="Tabla5">
          <table:table-column table:style-name="Tabla5.A"/>
          <table:table-row>
            <table:table-cell table:style-name="Tabla5.A1" office:value-type="string">
              <text:p text:style-name="MP2"><text:user-field-get text:name="autocompletado_entidad_textoLOPD">autocompletado_entidad_textoLOPD</text:user-field-get></text:p>
            </table:table-cell>
          </table:table-row>
        </table:table>
        <text:p text:style-name="MP3"><draw:frame draw:style-name="Mfr1" draw:name="autocompletado_entidad_logoReducido" text:anchor-type="paragraph" svg:y="0.21cm" svg:width="18.191cm" svg:height="0.374cm" draw:z-index="1"><draw:image xlink:href="Pictures/1000000000000903000000335AFD1CFEB62C6CEB.png" xlink:type="simple" xlink:show="embed" xlink:actuate="onLoad" loext:mime-type="image/png"/></draw:frame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6:34:15.390000000</meta:creation-date>
    <meta:editing-duration>PT36M47S</meta:editing-duration>
    <meta:editing-cycles>8</meta:editing-cycles>
    <meta:generator>LibreOffice/6.1.5.2$Windows_X86_64 LibreOffice_project/90f8dcf33c87b3705e78202e3df5142b201bd805</meta:generator>
    <dc:date>2019-04-10T10:12:50.215000000</dc:date>
    <meta:document-statistic meta:table-count="7" meta:image-count="2" meta:object-count="0" meta:page-count="1" meta:paragraph-count="13" meta:word-count="43" meta:character-count="390" meta:non-whitespace-character-count="355"/>
  </office:meta>
</office:document-meta>
</file>